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8937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3.3736in"/>
    </style:style>
    <style:style style:name="co7" style:family="table-column">
      <style:table-column-properties fo:break-before="auto" style:column-width="4.6728in"/>
    </style:style>
    <style:style style:name="co8" style:family="table-column">
      <style:table-column-properties fo:break-before="auto" style:column-width="4.5335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854in"/>
    </style:style>
    <style:style style:name="co11" style:family="table-column">
      <style:table-column-properties fo:break-before="auto" style:column-width="0.7535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1689in" fo:break-before="auto" style:use-optimal-row-height="true"/>
    </style:style>
    <style:style style:name="ro2" style:family="table-row">
      <style:table-row-properties style:row-height="0.4717in" fo:break-before="auto" style:use-optimal-row-height="true"/>
    </style:style>
    <style:style style:name="ro3" style:family="table-row">
      <style:table-row-properties style:row-height="0.5in" fo:break-before="auto" style:use-optimal-row-height="false"/>
    </style:style>
    <style:style style:name="ro4" style:family="table-row">
      <style:table-row-properties style:row-height="0.9256in" fo:break-before="auto" style:use-optimal-row-height="true"/>
    </style:style>
    <style:style style:name="ro5" style:family="table-row">
      <style:table-row-properties style:row-height="1.0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wrap-option="wrap" fo:padding-bottom="0.0417in" fo:padding-left="0.0138in" fo:padding-right="0.0138in" fo:padding-top="0.028in" style:vertical-align="middle"/>
      <style:paragraph-properties fo:text-align="start" fo:margin-left="0in"/>
      <style:text-properties style:use-window-font-color="true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vertical-align="middle"/>
      <style:paragraph-properties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PPO_trait_clas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Subclass of</text:p>
          </table:table-cell>
          <table:table-cell table:style-name="ce1" office:value-type="string">
            <text:p>Text definition</text:p>
          </table:table-cell>
          <table:table-cell table:style-name="ce1" office:value-type="string">
            <text:p>Superclass of</text:p>
          </table:table-cell>
          <table:table-cell table:style-name="ce1" office:value-type="string">
            <text:p>Equivalent to</text:p>
          </table:table-cell>
          <table:table-cell table:style-name="ce8" office:value-type="string">
            <text:p>Ignore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Plant type</text:p>
          </table:table-cell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0</text:p>
          </table:table-cell>
          <table:table-cell office:value-type="string">
            <text:p>plant structures present</text:p>
          </table:table-cell>
          <table:table-cell office:value-type="string">
            <text:p>'plant structure presence'</text:p>
          </table:table-cell>
          <table:table-cell/>
          <table:table-cell table:style-name="ce5" office:value-type="string">
            <text:p>A {plant structure presence} trait that is a {quality of} a {whole plant} that has at least one of some {plant structure}.</text:p>
          </table:table-cell>
          <table:table-cell table:style-name="ce5"/>
          <table:table-cell office:value-type="string">
            <text:p>'plant structure presence' THAT 'quality of' SOME (</text:p>
            <text:p>'whole plant' THAT 'has part' SOME 'plant structure'</text:p>
            <text:p>)</text:p>
          </table:table-cell>
          <table:table-cell table:number-columns-repeated="3"/>
        </table:table-row>
        <table:table-row table:style-name="ro2">
          <table:table-cell office:value-type="string">
            <text:p>Class</text:p>
          </table:table-cell>
          <table:table-cell office:value-type="string">
            <text:p>PPO:0003001</text:p>
          </table:table-cell>
          <table:table-cell office:value-type="string">
            <text:p>abscised plant structures present</text:p>
          </table:table-cell>
          <table:table-cell office:value-type="string">
            <text:p>'abscised plant structure presence'</text:p>
          </table:table-cell>
          <table:table-cell/>
          <table:table-cell table:style-name="ce5" office:value-type="string">
            <text:p>An {abscised plant structure presence} trait that is a {quality of} a {whole plant} from which at least one of some {plant structure} has been abscised or removed.</text:p>
          </table:table-cell>
          <table:table-cell table:style-name="ce5"/>
          <table:table-cell table:number-columns-repeated="4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2</text:p>
          </table:table-cell>
          <table:table-cell office:value-type="string">
            <text:p>leaves present</text:p>
          </table:table-cell>
          <table:table-cell office:value-type="string">
            <text:p>'leaf presence'</text:p>
          </table:table-cell>
          <table:table-cell/>
          <table:table-cell table:style-name="ce5" office:value-type="string">
            <text:p>A {leaf presence} trait that is a {quality of} a {whole plant} that has at least one {true leaf}.</text:p>
          </table:table-cell>
          <table:table-cell table:style-name="ce5" table:formula="of:=CONCATENATE([.D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leaf presence' AND 'has quality measurement' SOME (&#10;    'measurement datum' AND (&#10;        ('lower count' SOME xsd:integer[&gt;0]) OR&#10;        ('lower percent' SOME xsd:float[&gt;0.0f])&#10;    )&#10;)">
            <text:p>'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leaf presence' THAT 'quality of' SOME (</text:p>
            <text:p>'whole plant' THAT 'has part' SOME 'true leaf'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5</text:p>
          </table:table-cell>
          <table:table-cell office:value-type="string">
            <text:p>non-senescent leaves present</text:p>
          </table:table-cell>
          <table:table-cell table:style-name="ce4" office:value-type="string">
            <text:p>'non-senescent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non-senescent leaf presence} trait that is a {quality of} a {whole plant} that has at least one {true leaf} in the {vascular leaf expansion stage} or {vascular leaf post-expansion stage}.</text:p>
          </table:table-cell>
          <table:table-cell table:style-name="ce5" table:formula="of:=CONCATENATE([.D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on-senescent leaf presence' AND 'has quality measurement' SOME (&#10;    'measurement datum' AND (&#10;        ('lower count' SOME xsd:integer[&gt;0]) OR&#10;        ('lower percent' SOME xsd:float[&gt;0.0f])&#10;    )&#10;)">
            <text:p>'non-senescent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non-senescent leaf presence' THAT 'quality of' SOME (</text:p>
            <text:p>'whole plant' THAT 'has part' SOME (</text:p>
            <text:p>'true leaf' THAT 'participates in' SOME ('vascular leaf expansion stage' OR 'vascular leaf post-expansion stage')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3</text:p>
          </table:table-cell>
          <table:table-cell office:value-type="string">
            <text:p>expanding leaves present</text:p>
          </table:table-cell>
          <table:table-cell office:value-type="string">
            <text:p>'expanding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n {expanding leaf presence} trait that is a {quality of} a {whole plant} that has at least one {true leaf} in the {vascular leaf expansion stage}.</text:p>
          </table:table-cell>
          <table:table-cell table:style-name="ce5" table:formula="of:=CONCATENATE([.D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expanding leaf presence' AND 'has quality measurement' SOME (&#10;    'measurement datum' AND (&#10;        ('lower count' SOME xsd:integer[&gt;0]) OR&#10;        ('lower percent' SOME xsd:float[&gt;0.0f])&#10;    )&#10;)">
            <text:p>'expanding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expanding leaf presence' THAT 'quality of' SOME (</text:p>
            <text:p>'whole plant' THAT 'has part' SOME (</text:p>
            <text:p>'true leaf' THAT 'participates in' SOME 'vascular leaf expansion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4</text:p>
          </table:table-cell>
          <table:table-cell office:value-type="string">
            <text:p>mature leaves present</text:p>
          </table:table-cell>
          <table:table-cell office:value-type="string">
            <text:p>'mature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mature leaf presence} trait that is a {quality of} a {whole plant} that has at least one {true leaf} in the {vascular leaf post-expansion stage}.</text:p>
          </table:table-cell>
          <table:table-cell table:style-name="ce5" table:formula="of:=CONCATENATE([.D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mature leaf presence' AND 'has quality measurement' SOME (&#10;    'measurement datum' AND (&#10;        ('lower count' SOME xsd:integer[&gt;0]) OR&#10;        ('lower percent' SOME xsd:float[&gt;0.0f])&#10;    )&#10;)">
            <text:p>'mature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mature leaf presence' THAT 'quality of' SOME (</text:p>
            <text:p>'whole plant' THAT 'has part' SOME (</text:p>
            <text:p>'true leaf' THAT 'participates in' SOME 'vascular leaf post-expansion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5</text:p>
          </table:table-cell>
          <table:table-cell office:value-type="string">
            <text:p>senescent leaves present</text:p>
          </table:table-cell>
          <table:table-cell office:value-type="string">
            <text:p>'senescent leaf presence'</text:p>
          </table:table-cell>
          <table:table-cell office:value-type="string">
            <text:p>'leaves present'</text:p>
          </table:table-cell>
          <table:table-cell table:style-name="ce5" office:value-type="string">
            <text:p>A {senescent leaf presence} trait that is a {quality of} a {whole plant} that has at least one {true leaf} in the {vascular leaf senescent stage}.</text:p>
          </table:table-cell>
          <table:table-cell table:style-name="ce5" table:formula="of:=CONCATENATE([.D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nescent leaf presence' AND 'has quality measurement' SOME (&#10;    'measurement datum' AND (&#10;        ('lower count' SOME xsd:integer[&gt;0]) OR&#10;        ('lower percent' SOME xsd:float[&gt;0.0f])&#10;    )&#10;)">
            <text:p>'senescent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nescent leaf presence' THAT 'quality of' SOME (</text:p>
            <text:p>'whole plant' THAT 'has part' SOME (</text:p>
            <text:p>'true leaf' THAT 'participates in' SOME 'vascular leaf senescent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6</text:p>
          </table:table-cell>
          <table:table-cell office:value-type="string">
            <text:p>breaking buds present</text:p>
          </table:table-cell>
          <table:table-cell office:value-type="string">
            <text:p>'breaking bud presence'</text:p>
          </table:table-cell>
          <table:table-cell/>
          <table:table-cell table:style-name="ce5" office:value-type="string">
            <text:p>A {breaking bud presence} trait that is a {quality of} a {whole plant} that has at least one {vegetative bud} in the {bud burst stage}.</text:p>
          </table:table-cell>
          <table:table-cell table:style-name="ce5" table:formula="of:=CONCATENATE([.D1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breaking bud presence' AND 'has quality measurement' SOME (&#10;    'measurement datum' AND (&#10;        ('lower count' SOME xsd:integer[&gt;0]) OR&#10;        ('lower percent' SOME xsd:float[&gt;0.0f])&#10;    )&#10;)">
            <text:p>'breaking bu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breaking bud presence' THAT 'quality of' SOME (</text:p>
            <text:p>'whole plant' THAT 'has part' SOME (</text:p>
            <text:p>'vegetative bud' THAT 'participates in' SOME 'bud burst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7</text:p>
          </table:table-cell>
          <table:table-cell office:value-type="string">
            <text:p>abscised leaves present</text:p>
          </table:table-cell>
          <table:table-cell office:value-type="string">
            <text:p>'abscised leaf presence'</text:p>
          </table:table-cell>
          <table:table-cell/>
          <table:table-cell table:style-name="ce5" office:value-type="string">
            <text:p>An {abscised leaf presence} trait that is a {quality of} a {whole plant} from which at least one {true leaf} has been abscised.</text:p>
          </table:table-cell>
          <table:table-cell table:style-name="ce5" table:formula="of:=CONCATENATE([.D1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leaf presence' AND 'has quality measurement' SOME (&#10;    'measurement datum' AND (&#10;        ('lower count' SOME xsd:integer[&gt;0]) OR&#10;        ('lower percent' SOME xsd:float[&gt;0.0f])&#10;    )&#10;)">
            <text:p>'abscised leaf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5">
          <table:table-cell office:value-type="string">
            <text:p>Class</text:p>
          </table:table-cell>
          <table:table-cell office:value-type="string">
            <text:p>PPO:0003008</text:p>
          </table:table-cell>
          <table:table-cell office:value-type="string">
            <text:p>new above-ground shoot-borne shoot systems present</text:p>
          </table:table-cell>
          <table:table-cell office:value-type="string">
            <text:p>'new above-ground shoot-borne shoot system presence'</text:p>
          </table:table-cell>
          <table:table-cell/>
          <table:table-cell table:style-name="ce5" office:value-type="string">
            <text:p>A {new above-ground shoot-borne shoot system presence} trait that is a {quality of} a {whole plant} that has at least one {new above-ground shoot-borne shoot system}.</text:p>
          </table:table-cell>
          <table:table-cell table:style-name="ce5" table:formula="of:=CONCATENATE([.D1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new above-ground shoot-borne shoot system presence' AND 'has quality measurement' SOME (&#10;    'measurement datum' AND (&#10;        ('lower count' SOME xsd:integer[&gt;0]) OR&#10;        ('lower percent' SOME xsd:float[&gt;0.0f])&#10;    )&#10;)">
            <text:p>'new above-ground shoot-borne shoot system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style-name="ce5" office:value-type="string">
            <text:p>'new above-ground shoot-borne shoot system presence' THAT 'quality of' SOME (</text:p>
            <text:p>'whole plant' THAT 'has part' SOME 'new above-ground shoot-borne shoot system'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number-columns-repeated="3"/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09</text:p>
          </table:table-cell>
          <table:table-cell office:value-type="string">
            <text:p>reproductive structures present</text:p>
          </table:table-cell>
          <table:table-cell office:value-type="string">
            <text:p>'reproductive structure presence'</text:p>
          </table:table-cell>
          <table:table-cell/>
          <table:table-cell table:style-name="ce5" office:value-type="string">
            <text:p>A {reproductive structure presence} trait that is a {quality of} a {whole plant} that has at least one reproductive structure (i.e., at least one {flower bud}, {fresh flower}, {fresh inflorescence}, {fruit}, or cone {$strobilus}).</text:p>
          </table:table-cell>
          <table:table-cell table:style-name="ce7" table:formula="of:=CONCATENATE([.D1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eproductive structure presence' AND 'has quality measurement' SOME (&#10;    'measurement datum' AND (&#10;        ('lower count' SOME xsd:integer[&gt;0]) OR&#10;        ('lower percent' SOME xsd:float[&gt;0.0f])&#10;    )&#10;)">
            <text:p>'reproductive structur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eproductive structure presence' THAT 'quality of' SOME (</text:p>
            <text:p>'whole plant' THAT 'has part' SOME (</text:p>
            <text:p>'flower bud' OR 'fresh flower' OR 'fresh inflorescence' OR 'fruit' OR 'strobilus'</text:p>
            <text:p>)</text:p>
            <text:p>)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5" table:number-columns-repeated="2"/>
          <table:table-cell table:number-columns-repeated="4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0</text:p>
          </table:table-cell>
          <table:table-cell office:value-type="string">
            <text:p>flowers present</text:p>
          </table:table-cell>
          <table:table-cell office:value-type="string">
            <text:p>'flower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lower presence} trait that is a {quality of} a {whole plant} that has at least one {flower bud}, {fresh flower}, and/or {fresh inflorescence}.</text:p>
          </table:table-cell>
          <table:table-cell table:style-name="ce5" table:formula="of:=CONCATENATE([.D1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presence' AND 'has quality measurement' SOME (&#10;    'measurement datum' AND (&#10;        ('lower count' SOME xsd:integer[&gt;0]) OR&#10;        ('lower percent' SOME xsd:float[&gt;0.0f])&#10;    )&#10;)">
            <text:p>'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presence' THAT 'quality of' SOME (</text:p>
            <text:p>'whole plant' THAT 'has part' SOME (</text:p>
            <text:p>'flower bud' OR 'fresh flower' OR 'fresh inflorescenc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1</text:p>
          </table:table-cell>
          <table:table-cell office:value-type="string">
            <text:p>flower heads present</text:p>
          </table:table-cell>
          <table:table-cell office:value-type="string">
            <text:p>'flower head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 {flower head presence} trait that is a {quality of} a {whole plant} that has at least one {fresh inflorescence}.</text:p>
          </table:table-cell>
          <table:table-cell table:style-name="ce5" table:formula="of:=CONCATENATE([.D1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lower head presence' AND 'has quality measurement' SOME (&#10;    'measurement datum' AND (&#10;        ('lower count' SOME xsd:integer[&gt;0]) OR&#10;        ('lower percent' SOME xsd:float[&gt;0.0f])&#10;    )&#10;)">
            <text:p>'flower hea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lower head presence' THAT 'quality of' SOME (</text:p>
            <text:p>'whole plant' THAT 'has part' SOME 'fresh inflorescence'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2</text:p>
          </table:table-cell>
          <table:table-cell office:value-type="string">
            <text:p>open flowers present</text:p>
          </table:table-cell>
          <table:table-cell office:value-type="string">
            <text:p>'open flower presence'</text:p>
          </table:table-cell>
          <table:table-cell office:value-type="string">
            <text:p>'flowers present'</text:p>
          </table:table-cell>
          <table:table-cell table:style-name="ce5" office:value-type="string">
            <text:p>An {open flower presence} trait that is a {quality of} a {whole plant} that has at least one {flower} in the {open flower stage}.</text:p>
          </table:table-cell>
          <table:table-cell table:style-name="ce5" table:formula="of:=CONCATENATE([.D1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flower presence' AND 'has quality measurement' SOME (&#10;    'measurement datum' AND (&#10;        ('lower count' SOME xsd:integer[&gt;0]) OR&#10;        ('lower percent' SOME xsd:float[&gt;0.0f])&#10;    )&#10;)">
            <text:p>'open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flower presence' THAT 'quality of' SOME (</text:p>
            <text:p>'whole plant' THAT 'has part' SOME (</text:p>
            <text:p>'fresh flower' THAT 'participates in' SOME 'open flower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3</text:p>
          </table:table-cell>
          <table:table-cell office:value-type="string">
            <text:p>pollen-releasing flowers present</text:p>
          </table:table-cell>
          <table:table-cell office:value-type="string">
            <text:p>'pollen-releasing flower presence'</text:p>
          </table:table-cell>
          <table:table-cell office:value-type="string">
            <text:p>'open flowers present'</text:p>
          </table:table-cell>
          <table:table-cell table:style-name="ce5" office:value-type="string">
            <text:p>A {pollen-releasing flower presence} trait that is a {quality of} a {whole plant} that has at least one {flower} in the {pollen-releasing flower stage}.</text:p>
          </table:table-cell>
          <table:table-cell table:style-name="ce7" table:formula="of:=CONCATENATE([.D1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flower presence' AND 'has quality measurement' SOME (&#10;    'measurement datum' AND (&#10;        ('lower count' SOME xsd:integer[&gt;0]) OR&#10;        ('lower percent' SOME xsd:float[&gt;0.0f])&#10;    )&#10;)">
            <text:p>'pollen-releasing flower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flower presence' THAT 'quality of' SOME (</text:p>
            <text:p>'whole plant' THAT 'has part' SOME (</text:p>
            <text:p>'fresh flower' THAT 'participates in' SOME 'pollen-releasing flower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4</text:p>
          </table:table-cell>
          <table:table-cell office:value-type="string">
            <text:p>fruits present</text:p>
          </table:table-cell>
          <table:table-cell office:value-type="string">
            <text:p>'fruit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fruit presence} trait that is a {quality of} a {whole plant} that has at least one {fruit}.</text:p>
          </table:table-cell>
          <table:table-cell table:style-name="ce5" table:formula="of:=CONCATENATE([.D2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fruit presence' AND 'has quality measurement' SOME (&#10;    'measurement datum' AND (&#10;        ('lower count' SOME xsd:integer[&gt;0]) OR&#10;        ('lower percent' SOME xsd:float[&gt;0.0f])&#10;    )&#10;)">
            <text:p>'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fruit presence' THAT 'quality of' SOME (</text:p>
            <text:p>'whole plant' THAT 'has part' SOME 'fruit'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5</text:p>
          </table:table-cell>
          <table:table-cell office:value-type="string">
            <text:p>ripening fruits present</text:p>
          </table:table-cell>
          <table:table-cell office:value-type="string">
            <text:p>'ripening fruit presence'</text:p>
          </table:table-cell>
          <table:table-cell office:value-type="string">
            <text:p>'fruits present'</text:p>
          </table:table-cell>
          <table:table-cell table:style-name="ce5" office:value-type="string">
            <text:p>A {ripening fruit presence} trait that is a {quality of} a {whole plant} that has at least one {ripening fruit}.</text:p>
          </table:table-cell>
          <table:table-cell table:style-name="ce5" table:formula="of:=CONCATENATE([.D2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fruit presence' AND 'has quality measurement' SOME (&#10;    'measurement datum' AND (&#10;        ('lower count' SOME xsd:integer[&gt;0]) OR&#10;        ('lower percent' SOME xsd:float[&gt;0.0f])&#10;    )&#10;)">
            <text:p>'ripening fruit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fruit presence' THAT 'quality of' SOME (</text:p>
            <text:p>'whole plant' THAT 'has part' SOME 'ripening fruit'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6</text:p>
          </table:table-cell>
          <table:table-cell office:value-type="string">
            <text:p>abscised fruits or seeds present</text:p>
          </table:table-cell>
          <table:table-cell office:value-type="string">
            <text:p>'abscised fruit or seed presence'</text:p>
          </table:table-cell>
          <table:table-cell/>
          <table:table-cell table:style-name="ce5" office:value-type="string">
            <text:p>An {abscised fruit or seed presence} trait that is a {quality of} a {whole plant} from which at least one {ripening fruit} has been abscised or removed by an herbivore or that has at least one {ripening fruit} that has abscised at least one {mature seed}.</text:p>
          </table:table-cell>
          <table:table-cell table:style-name="ce5" table:formula="of:=CONCATENATE([.D22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fruit or seed presence' AND 'has quality measurement' SOME (&#10;    'measurement datum' AND (&#10;        ('lower count' SOME xsd:integer[&gt;0]) OR&#10;        ('lower percent' SOME xsd:float[&gt;0.0f])&#10;    )&#10;)">
            <text:p>'abscised fruit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3">
          <table:table-cell table:number-columns-repeated="5"/>
          <table:table-cell table:style-name="ce6" table:number-columns-repeated="2"/>
          <table:table-cell table:number-columns-repeated="4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7</text:p>
          </table:table-cell>
          <table:table-cell office:value-type="string">
            <text:p>cones present</text:p>
          </table:table-cell>
          <table:table-cell office:value-type="string">
            <text:p>'cone presence'</text:p>
          </table:table-cell>
          <table:table-cell office:value-type="string">
            <text:p>'reproductive structures present'</text:p>
          </table:table-cell>
          <table:table-cell table:style-name="ce5" office:value-type="string">
            <text:p>A {cone presence} trait that is a {quality of} a {whole plant} that has at least one {strobilus}.</text:p>
          </table:table-cell>
          <table:table-cell table:style-name="ce7" table:formula="of:=CONCATENATE([.D24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cone presence' AND 'has quality measurement' SOME (&#10;    'measurement datum' AND (&#10;        ('lower count' SOME xsd:integer[&gt;0]) OR&#10;        ('lower percent' SOME xsd:float[&gt;0.0f])&#10;    )&#10;)">
            <text:p>'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cone presence' THAT 'quality of' SOME (</text:p>
            <text:p>'whole plant' THAT 'has part' SOME 'strobilus'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8</text:p>
          </table:table-cell>
          <table:table-cell office:value-type="string">
            <text:p>pollen cones present</text:p>
          </table:table-cell>
          <table:table-cell office:value-type="string">
            <text:p>'pollen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pollen cone presence} trait that is a {quality of} a {whole plant} that has at least one fresh male/pollen cone ({fresh microsporangiate strobilus}).</text:p>
          </table:table-cell>
          <table:table-cell table:style-name="ce7" table:formula="of:=CONCATENATE([.D25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 cone presence' AND 'has quality measurement' SOME (&#10;    'measurement datum' AND (&#10;        ('lower count' SOME xsd:integer[&gt;0]) OR&#10;        ('lower percent' SOME xsd:float[&gt;0.0f])&#10;    )&#10;)">
            <text:p>'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 cone presence' THAT 'quality of' SOME (</text:p>
            <text:p><text:span text:style-name="T1">'whole plant' THAT 'has part' SOME 'fresh micro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19</text:p>
          </table:table-cell>
          <table:table-cell office:value-type="string">
            <text:p>open pollen cones present</text:p>
          </table:table-cell>
          <table:table-cell office:value-type="string">
            <text:p>'open pollen cone presence'</text:p>
          </table:table-cell>
          <table:table-cell office:value-type="string">
            <text:p>'pollen cones present'</text:p>
          </table:table-cell>
          <table:table-cell table:style-name="ce5" office:value-type="string">
            <text:p>An {open pollen cone presence} trait that is a {quality of} a {whole plant} that has at least one fresh male/pollen cone ({fresh microsporangiate strobilus}) in the {open microsporangiate strobilus stage}.</text:p>
          </table:table-cell>
          <table:table-cell table:style-name="ce7" table:formula="of:=CONCATENATE([.D26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open pollen cone presence' AND 'has quality measurement' SOME (&#10;    'measurement datum' AND (&#10;        ('lower count' SOME xsd:integer[&gt;0]) OR&#10;        ('lower percent' SOME xsd:float[&gt;0.0f])&#10;    )&#10;)">
            <text:p>'open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open pollen cone presence' THAT 'quality of' SOME (</text:p>
            <text:p>'whole plant' THAT 'has part' SOME (</text:p>
            <text:p>'fresh microsporangiate strobilus' THAT 'participates in' SOME 'open microsporangiate strobilus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0</text:p>
          </table:table-cell>
          <table:table-cell office:value-type="string">
            <text:p>pollen-releasing pollen cones present</text:p>
          </table:table-cell>
          <table:table-cell office:value-type="string">
            <text:p>'pollen-releasing pollen cone presence'</text:p>
          </table:table-cell>
          <table:table-cell office:value-type="string">
            <text:p>'open pollen cones present'</text:p>
          </table:table-cell>
          <table:table-cell table:style-name="ce5" office:value-type="string">
            <text:p>A {pollen-releasing pollen cone presence} trait that is a {quality of} a {whole plant} that has at least one fresh male/pollen cone ({fresh microsporangiate strobilus}) in the {pollen-releasing strobilus stage}.</text:p>
          </table:table-cell>
          <table:table-cell table:style-name="ce7" table:formula="of:=CONCATENATE([.D27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pollen-releasing pollen cone presence' AND 'has quality measurement' SOME (&#10;    'measurement datum' AND (&#10;        ('lower count' SOME xsd:integer[&gt;0]) OR&#10;        ('lower percent' SOME xsd:float[&gt;0.0f])&#10;    )&#10;)">
            <text:p>'pollen-releasing pollen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pollen-releasing pollen cone presence' THAT 'quality of' SOME (</text:p>
            <text:p>'whole plant' THAT 'has part' SOME (</text:p>
            <text:p>'fresh microsporangiate strobilus' THAT 'participates in' SOME 'pollen-releasing strobilus stage'</text:p>
            <text:p>)</text:p>
            <text:p>)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1</text:p>
          </table:table-cell>
          <table:table-cell office:value-type="string">
            <text:p>seed cones present</text:p>
          </table:table-cell>
          <table:table-cell office:value-type="string">
            <text:p>'seed cone presence'</text:p>
          </table:table-cell>
          <table:table-cell office:value-type="string">
            <text:p>'cones present'</text:p>
          </table:table-cell>
          <table:table-cell table:style-name="ce5" office:value-type="string">
            <text:p>A {seed cone presence} trait that is a {quality of} a {whole plant} that has at least one fresh female/seed cone ({fresh megasporangiate strobilus}).</text:p>
          </table:table-cell>
          <table:table-cell table:style-name="ce7" table:formula="of:=CONCATENATE([.D28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seed cone presence' AND 'has quality measurement' SOME (&#10;    'measurement datum' AND (&#10;        ('lower count' SOME xsd:integer[&gt;0]) OR&#10;        ('lower percent' SOME xsd:float[&gt;0.0f])&#10;    )&#10;)">
            <text:p>'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seed cone presence' THAT 'quality of' SOME (</text:p>
            <text:p><text:span text:style-name="T1">'whole plant' THAT 'has part' SOME 'fresh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2</text:p>
          </table:table-cell>
          <table:table-cell office:value-type="string">
            <text:p>unripe seed cones present</text:p>
          </table:table-cell>
          <table:table-cell office:value-type="string">
            <text:p>'unripe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n {unripe seed cone presence} trait that is a {quality of} a {whole plant} that has at least one unripe female/seed cone ({unripe megasporangiate strobilus}).</text:p>
          </table:table-cell>
          <table:table-cell table:style-name="ce7" table:formula="of:=CONCATENATE([.D29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unripe seed cone presence' AND 'has quality measurement' SOME (&#10;    'measurement datum' AND (&#10;        ('lower count' SOME xsd:integer[&gt;0]) OR&#10;        ('lower percent' SOME xsd:float[&gt;0.0f])&#10;    )&#10;)">
            <text:p>'unripe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unripe seed cone presence' THAT 'quality of' SOME (</text:p>
            <text:p><text:span text:style-name="T1">'whole plant' THAT 'has part' SOME 'unripe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3</text:p>
          </table:table-cell>
          <table:table-cell office:value-type="string">
            <text:p>ripening seed cones present</text:p>
          </table:table-cell>
          <table:table-cell office:value-type="string">
            <text:p>'ripening seed cone presence'</text:p>
          </table:table-cell>
          <table:table-cell office:value-type="string">
            <text:p>'seed cones present'</text:p>
          </table:table-cell>
          <table:table-cell table:style-name="ce5" office:value-type="string">
            <text:p>A {ripening seed cone presence} trait that is a {quality of} a {whole plant} that has at least one ripening female/seed cone ({ripening megasporangiate strobilus}).</text:p>
          </table:table-cell>
          <table:table-cell table:style-name="ce7" table:formula="of:=CONCATENATE([.D30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ripening seed cone presence' AND 'has quality measurement' SOME (&#10;    'measurement datum' AND (&#10;        ('lower count' SOME xsd:integer[&gt;0]) OR&#10;        ('lower percent' SOME xsd:float[&gt;0.0f])&#10;    )&#10;)">
            <text:p>'ripening seed cone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office:value-type="string">
            <text:p>'ripening seed cone presence' THAT 'quality of' SOME (</text:p>
            <text:p><text:span text:style-name="T1">'whole plant' THAT 'has part' SOME 'ripening megasporangiate strobilus'</text:span></text:p>
            <text:p><text:span text:style-name="T1">)</text:span></text:p>
          </table:table-cell>
          <table:table-cell table:number-columns-repeated="3"/>
        </table:table-row>
        <table:table-row table:style-name="ro4">
          <table:table-cell office:value-type="string">
            <text:p>Class</text:p>
          </table:table-cell>
          <table:table-cell office:value-type="string">
            <text:p>PPO:0003024</text:p>
          </table:table-cell>
          <table:table-cell office:value-type="string">
            <text:p>abscised cones or seeds present</text:p>
          </table:table-cell>
          <table:table-cell office:value-type="string">
            <text:p>'abscised cone or seed presence'</text:p>
          </table:table-cell>
          <table:table-cell/>
          <table:table-cell table:style-name="ce5" office:value-type="string">
            <text:p>An {abscised cone or seed presence} trait that is a {quality of} a {whole plant} from which at least one ripening female/seed cone ({ripening megasporangiate strobilus}) has been abscised or removed by an herbivore or that has at least one ripening female/seed cone that has abscised at least one {mature seed}.</text:p>
          </table:table-cell>
          <table:table-cell table:style-name="ce7" table:formula="of:=CONCATENATE([.D31]; &quot; AND 'has quality measurement' SOME (&quot;; CHAR(10); &quot;    'measurement datum' AND (&quot;; CHAR(10); &quot;        ('lower count' SOME xsd:integer[&gt;0]) OR&quot;; CHAR(10); &quot;        ('lower percent' SOME xsd:float[&gt;0.0f])&quot;; CHAR(10); &quot;    )&quot;; CHAR(10); &quot;)&quot;)" office:value-type="string" office:string-value="'abscised cone or seed presence' AND 'has quality measurement' SOME (&#10;    'measurement datum' AND (&#10;        ('lower count' SOME xsd:integer[&gt;0]) OR&#10;        ('lower percent' SOME xsd:float[&gt;0.0f])&#10;    )&#10;)">
            <text:p>'abscised cone or seed presence' AND 'has quality measurement' SOME (<text:line-break/> <text:s text:c="3"/>'measurement datum' AND (<text:line-break/> <text:s text:c="7"/>('lower count' SOME xsd:integer[&gt;0]) OR<text:line-break/> <text:s text:c="7"/>('lower percent' SOME xsd:float[&gt;0.0f])<text:line-break/> <text:s text:c="3"/>)<text:line-break/>)</text:p>
          </table:table-cell>
          <table:table-cell table:number-columns-repeated="4"/>
        </table:table-row>
        <table:table-row table:style-name="ro4" table:number-rows-repeated="3">
          <table:table-cell table:number-columns-repeated="11"/>
        </table:table-row>
        <table:table-row table:style-name="ro4" table:number-rows-repeated="3">
          <table:table-cell table:style-name="Default" table:number-columns-repeated="8"/>
          <table:table-cell table:number-columns-repeated="3"/>
        </table:table-row>
        <table:table-row table:style-name="ro4" table:number-rows-repeated="1048538">
          <table:table-cell table:number-columns-repeated="11"/>
        </table:table-row>
        <table:table-row table:style-name="ro4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 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7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7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7P2" style:volatile="true">
      <number:currency-symbol>$</number:currency-symbol>
      <number:text>- </number:text>
    </number:currency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8">06/18/2017</text:date>, <text:time>12:4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8T12:42:03</dc:date>
    <dc:creator>Ramona Walls</dc:creator>
    <meta:editing-duration>P8DT16H10M9S</meta:editing-duration>
    <meta:editing-cycles>71</meta:editing-cycles>
    <meta:generator>OpenOffice/4.1.3$Unix OpenOffice.org_project/413m1$Build-9783</meta:generator>
    <meta:document-statistic meta:table-count="1" meta:cell-count="204" meta:object-count="0"/>
  </office:meta>
</office:document-meta>
</file>